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ad4" officeooo:paragraph-rsid="001a8ad4"/>
    </style:style>
    <style:style style:name="P2" style:family="paragraph" style:parent-style-name="Standard">
      <style:text-properties officeooo:rsid="001b87cb" officeooo:paragraph-rsid="001b87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ns</text:p>
      <text:p text:style-name="P1"/>
      <text:p text:style-name="P2">something added to git and github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2T16:14:38.686249570</meta:creation-date>
    <dc:date>2019-12-22T16:27:45.697756950</dc:date>
    <meta:editing-duration>PT1M16S</meta:editing-duration>
    <meta:editing-cycles>2</meta:editing-cycles>
    <meta:generator>LibreOffice/6.3.3.2$Linux_X86_64 LibreOffice_project/30$Build-2</meta:generator>
    <meta:document-statistic meta:table-count="0" meta:image-count="0" meta:object-count="0" meta:page-count="1" meta:paragraph-count="2" meta:word-count="7" meta:character-count="36" meta:non-whitespace-character-count="31"/>
  </office:meta>
</office:document-meta>
</file>